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1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1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_layer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567515632258908" calcext:value-type="float">
            <text:p>0.567515632258908</text:p>
          </table:table-cell>
          <table:table-cell table:formula="of:=AVERAGE([.F1:.F7])" office:value-type="float" office:value="0.616939126476457" calcext:value-type="float">
            <text:p>0.616939126476457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55175829881807" calcext:value-type="float">
            <text:p>0.655175829881807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71344262255568" calcext:value-type="float">
            <text:p>0.71344262255568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590667304306941" calcext:value-type="float">
            <text:p>0.590667304306941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56234918075759" calcext:value-type="float">
            <text:p>0.656234918075759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651731944943316" calcext:value-type="float">
            <text:p>0.651731944943316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483805633312786" calcext:value-type="float">
            <text:p>0.4838056333127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" calcext:value-type="float">
            <text:p>2</text:p>
          </table:table-cell>
          <table:table-cell office:value-type="float" office:value="0.691116715306308" calcext:value-type="float">
            <text:p>0.691116715306308</text:p>
          </table:table-cell>
          <table:table-cell table:formula="of:=AVERAGE([.F9:.F15])" office:value-type="float" office:value="0.693035158943458" calcext:value-type="float">
            <text:p>0.693035158943458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5" calcext:value-type="float">
            <text:p>5</text:p>
          </table:table-cell>
          <table:table-cell office:value-type="float" office:value="0.706953664107208" calcext:value-type="float">
            <text:p>0.706953664107208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8" calcext:value-type="float">
            <text:p>8</text:p>
          </table:table-cell>
          <table:table-cell office:value-type="float" office:value="0.702983646887222" calcext:value-type="float">
            <text:p>0.70298364688722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1" calcext:value-type="float">
            <text:p>11</text:p>
          </table:table-cell>
          <table:table-cell office:value-type="float" office:value="0.616171495892075" calcext:value-type="float">
            <text:p>0.616171495892075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4" calcext:value-type="float">
            <text:p>14</text:p>
          </table:table-cell>
          <table:table-cell office:value-type="float" office:value="0.715941801462831" calcext:value-type="float">
            <text:p>0.715941801462831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7" calcext:value-type="float">
            <text:p>17</text:p>
          </table:table-cell>
          <table:table-cell office:value-type="float" office:value="0.734036706163612" calcext:value-type="float">
            <text:p>0.73403670616361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0" calcext:value-type="float">
            <text:p>20</text:p>
          </table:table-cell>
          <table:table-cell office:value-type="float" office:value="0.68404208278495" calcext:value-type="float">
            <text:p>0.6840420827849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531504673332809" calcext:value-type="float">
            <text:p>0.531504673332809</text:p>
          </table:table-cell>
          <table:table-cell table:formula="of:=AVERAGE([.F17:.F23])" office:value-type="float" office:value="0.646801306605124" calcext:value-type="float">
            <text:p>0.646801306605124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631486474081876" calcext:value-type="float">
            <text:p>0.631486474081876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67791272241996" calcext:value-type="float">
            <text:p>0.67791272241996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652217619039258" calcext:value-type="float">
            <text:p>0.652217619039258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713319575917448" calcext:value-type="float">
            <text:p>0.713319575917448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51234153254041" calcext:value-type="float">
            <text:p>0.651234153254041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669933928190477" calcext:value-type="float">
            <text:p>0.669933928190477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" calcext:value-type="float">
            <text:p>2</text:p>
          </table:table-cell>
          <table:table-cell office:value-type="float" office:value="0.607462105532402" calcext:value-type="float">
            <text:p>0.607462105532402</text:p>
          </table:table-cell>
          <table:table-cell table:formula="of:=AVERAGE([.F26:.F32])" office:value-type="float" office:value="0.625275732927976" calcext:value-type="float">
            <text:p>0.625275732927976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5" calcext:value-type="float">
            <text:p>5</text:p>
          </table:table-cell>
          <table:table-cell office:value-type="float" office:value="0.687731998858963" calcext:value-type="float">
            <text:p>0.687731998858963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8" calcext:value-type="float">
            <text:p>8</text:p>
          </table:table-cell>
          <table:table-cell office:value-type="float" office:value="0.643191334370436" calcext:value-type="float">
            <text:p>0.643191334370436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1" calcext:value-type="float">
            <text:p>11</text:p>
          </table:table-cell>
          <table:table-cell office:value-type="float" office:value="0.597342378883091" calcext:value-type="float">
            <text:p>0.597342378883091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4" calcext:value-type="float">
            <text:p>14</text:p>
          </table:table-cell>
          <table:table-cell office:value-type="float" office:value="0.56759489809066" calcext:value-type="float">
            <text:p>0.56759489809066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7" calcext:value-type="float">
            <text:p>17</text:p>
          </table:table-cell>
          <table:table-cell office:value-type="float" office:value="0.668636246745825" calcext:value-type="float">
            <text:p>0.668636246745825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0" calcext:value-type="float">
            <text:p>20</text:p>
          </table:table-cell>
          <table:table-cell office:value-type="float" office:value="0.604971168014452" calcext:value-type="float">
            <text:p>0.60497116801445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67847923519332" calcext:value-type="float">
            <text:p>0.67847923519332</text:p>
          </table:table-cell>
          <table:table-cell table:formula="of:=AVERAGE([.F34:.F40])" office:value-type="float" office:value="0.699080230039985" calcext:value-type="float">
            <text:p>0.699080230039985</text:p>
          </table:table-cell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54168063055407" calcext:value-type="float">
            <text:p>0.65416806305540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729675104772341" calcext:value-type="float">
            <text:p>0.729675104772341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697731286115296" calcext:value-type="float">
            <text:p>0.69773128611529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86631998858017" calcext:value-type="float">
            <text:p>0.68663199885801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761208962477592" calcext:value-type="float">
            <text:p>0.761208962477592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685666959807918" calcext:value-type="float">
            <text:p>0.68566695980791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" calcext:value-type="float">
            <text:p>2</text:p>
          </table:table-cell>
          <table:table-cell office:value-type="float" office:value="0.766176696936923" calcext:value-type="float">
            <text:p>0.766176696936923</text:p>
          </table:table-cell>
          <table:table-cell table:formula="of:=AVERAGE([.F42:.F48])" office:value-type="float" office:value="0.742519094865734" calcext:value-type="float">
            <text:p>0.742519094865734</text:p>
          </table:table-cell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5" calcext:value-type="float">
            <text:p>5</text:p>
          </table:table-cell>
          <table:table-cell office:value-type="float" office:value="0.763567185221894" calcext:value-type="float">
            <text:p>0.763567185221894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8" calcext:value-type="float">
            <text:p>8</text:p>
          </table:table-cell>
          <table:table-cell office:value-type="float" office:value="0.674905524162156" calcext:value-type="float">
            <text:p>0.67490552416215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1" calcext:value-type="float">
            <text:p>11</text:p>
          </table:table-cell>
          <table:table-cell office:value-type="float" office:value="0.717649850785123" calcext:value-type="float">
            <text:p>0.717649850785123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4" calcext:value-type="float">
            <text:p>14</text:p>
          </table:table-cell>
          <table:table-cell office:value-type="float" office:value="0.809327966855038" calcext:value-type="float">
            <text:p>0.809327966855038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17" calcext:value-type="float">
            <text:p>17</text:p>
          </table:table-cell>
          <table:table-cell office:value-type="float" office:value="0.722167780497784" calcext:value-type="float">
            <text:p>0.722167780497784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<text:s/>256]</text:p>
          </table:table-cell>
          <table:table-cell office:value-type="float" office:value="20" calcext:value-type="float">
            <text:p>20</text:p>
          </table:table-cell>
          <table:table-cell office:value-type="float" office:value="0.743838659601219" calcext:value-type="float">
            <text:p>0.74383865960121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75210485110355" calcext:value-type="float">
            <text:p>0.75210485110355</text:p>
          </table:table-cell>
          <table:table-cell table:formula="of:=AVERAGE([.F50:.F56])" office:value-type="float" office:value="0.674327099227066" calcext:value-type="float">
            <text:p>0.674327099227066</text:p>
          </table:table-cell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717576842974157" calcext:value-type="float">
            <text:p>0.71757684297415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700856862340466" calcext:value-type="float">
            <text:p>0.70085686234046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65622911772176" calcext:value-type="float">
            <text:p>0.6562291177217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642489019939666" calcext:value-type="float">
            <text:p>0.64248901993966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31218072576037" calcext:value-type="float">
            <text:p>0.63121807257603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619814927933825" calcext:value-type="float">
            <text:p>0.619814927933825</text:p>
          </table:table-cell>
          <table:table-cell/>
        </table:table-row>
      </table:table>
      <table:table table:name="2_layer" table:style-name="ta1"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62334700576274" calcext:value-type="float">
            <text:p>0.62334700576274</text:p>
          </table:table-cell>
          <table:table-cell table:formula="of:=AVERAGE([.E1:.E7])" office:value-type="float" office:value="0.629728768852029" calcext:value-type="float">
            <text:p>0.629728768852029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6796940361069" calcext:value-type="float">
            <text:p>0.66796940361069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657205756386497" calcext:value-type="float">
            <text:p>0.657205756386497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588885791904452" calcext:value-type="float">
            <text:p>0.58888579190445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32301621066207" calcext:value-type="float">
            <text:p>0.632301621066207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639201508551192" calcext:value-type="float">
            <text:p>0.63920150855119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599190294682425" calcext:value-type="float">
            <text:p>0.5991902946824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660334805548168" calcext:value-type="float">
            <text:p>0.660334805548168</text:p>
          </table:table-cell>
          <table:table-cell table:formula="of:=AVERAGE([.E9:.E15])" office:value-type="float" office:value="0.680398279216324" calcext:value-type="float">
            <text:p>0.680398279216324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690126879523201" calcext:value-type="float">
            <text:p>0.690126879523201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724800465921682" calcext:value-type="float">
            <text:p>0.72480046592168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70419684049092" calcext:value-type="float">
            <text:p>0.7041968404909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635503461925537" calcext:value-type="float">
            <text:p>0.635503461925537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64766685427203" calcext:value-type="float">
            <text:p>0.664766685427203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683058815677559" calcext:value-type="float">
            <text:p>0.68305881567755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55289895072703" calcext:value-type="float">
            <text:p>0.55289895072703</text:p>
          </table:table-cell>
          <table:table-cell table:formula="of:=AVERAGE([.E17:.E23])" office:value-type="float" office:value="0.56254820442317" calcext:value-type="float">
            <text:p>0.56254820442317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594571236270862" calcext:value-type="float">
            <text:p>0.594571236270862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548973823736733" calcext:value-type="float">
            <text:p>0.548973823736733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592914361233069" calcext:value-type="float">
            <text:p>0.592914361233069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519396460094597" calcext:value-type="float">
            <text:p>0.519396460094597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586420533050664" calcext:value-type="float">
            <text:p>0.586420533050664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542662065849235" calcext:value-type="float">
            <text:p>0.54266206584923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62272810178424" calcext:value-type="float">
            <text:p>0.62272810178424</text:p>
          </table:table-cell>
          <table:table-cell table:formula="of:=AVERAGE([.E25:.E31])" office:value-type="float" office:value="0.612384202399825" calcext:value-type="float">
            <text:p>0.612384202399825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65219017239379" calcext:value-type="float">
            <text:p>0.65219017239379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640856949649489" calcext:value-type="float">
            <text:p>0.640856949649489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640331373420535" calcext:value-type="float">
            <text:p>0.640331373420535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53579311067464" calcext:value-type="float">
            <text:p>0.53579311067464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618531509940924" calcext:value-type="float">
            <text:p>0.618531509940924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576258198935158" calcext:value-type="float">
            <text:p>0.57625819893515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" calcext:value-type="float">
            <text:p>2</text:p>
          </table:table-cell>
          <table:table-cell office:value-type="float" office:value="0.642228736746136" calcext:value-type="float">
            <text:p>0.642228736746136</text:p>
          </table:table-cell>
          <table:table-cell table:formula="of:=AVERAGE([.E33:.E39])" office:value-type="float" office:value="0.723702181999707" calcext:value-type="float">
            <text:p>0.723702181999707</text:p>
          </table:table-cell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5" calcext:value-type="float">
            <text:p>5</text:p>
          </table:table-cell>
          <table:table-cell office:value-type="float" office:value="0.657729117725545" calcext:value-type="float">
            <text:p>0.657729117725545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8" calcext:value-type="float">
            <text:p>8</text:p>
          </table:table-cell>
          <table:table-cell office:value-type="float" office:value="0.767896941077516" calcext:value-type="float">
            <text:p>0.76789694107751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1" calcext:value-type="float">
            <text:p>11</text:p>
          </table:table-cell>
          <table:table-cell office:value-type="float" office:value="0.769654909837437" calcext:value-type="float">
            <text:p>0.76965490983743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4" calcext:value-type="float">
            <text:p>14</text:p>
          </table:table-cell>
          <table:table-cell office:value-type="float" office:value="0.69344343450567" calcext:value-type="float">
            <text:p>0.6934434345056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17" calcext:value-type="float">
            <text:p>17</text:p>
          </table:table-cell>
          <table:table-cell office:value-type="float" office:value="0.778803620866709" calcext:value-type="float">
            <text:p>0.778803620866709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1024]</text:p>
          </table:table-cell>
          <table:table-cell office:value-type="float" office:value="20" calcext:value-type="float">
            <text:p>20</text:p>
          </table:table-cell>
          <table:table-cell office:value-type="float" office:value="0.756158513238936" calcext:value-type="float">
            <text:p>0.75615851323893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" calcext:value-type="float">
            <text:p>2</text:p>
          </table:table-cell>
          <table:table-cell office:value-type="float" office:value="0.71529021207885" calcext:value-type="float">
            <text:p>0.71529021207885</text:p>
          </table:table-cell>
          <table:table-cell table:formula="of:=AVERAGE([.E41:.E47])" office:value-type="float" office:value="0.755256759614883" calcext:value-type="float">
            <text:p>0.755256759614883</text:p>
          </table:table-cell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5" calcext:value-type="float">
            <text:p>5</text:p>
          </table:table-cell>
          <table:table-cell office:value-type="float" office:value="0.778786589628523" calcext:value-type="float">
            <text:p>0.778786589628523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8" calcext:value-type="float">
            <text:p>8</text:p>
          </table:table-cell>
          <table:table-cell office:value-type="float" office:value="0.765911657883986" calcext:value-type="float">
            <text:p>0.765911657883986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1" calcext:value-type="float">
            <text:p>11</text:p>
          </table:table-cell>
          <table:table-cell office:value-type="float" office:value="0.784835945143159" calcext:value-type="float">
            <text:p>0.784835945143159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4" calcext:value-type="float">
            <text:p>14</text:p>
          </table:table-cell>
          <table:table-cell office:value-type="float" office:value="0.733439626325481" calcext:value-type="float">
            <text:p>0.733439626325481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17" calcext:value-type="float">
            <text:p>17</text:p>
          </table:table-cell>
          <table:table-cell office:value-type="float" office:value="0.728404538383389" calcext:value-type="float">
            <text:p>0.728404538383389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string" calcext:value-type="string">
            <text:p>[1024</text:p>
          </table:table-cell>
          <table:table-cell office:value-type="string" calcext:value-type="string">
            <text:p><text:s/>512]</text:p>
          </table:table-cell>
          <table:table-cell office:value-type="float" office:value="20" calcext:value-type="float">
            <text:p>20</text:p>
          </table:table-cell>
          <table:table-cell office:value-type="float" office:value="0.780128747860791" calcext:value-type="float">
            <text:p>0.780128747860791</text:p>
          </table:table-cell>
          <table:table-cell/>
        </table:table-row>
      </table:table>
      <table:table table:name="1_layer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608913596242366" calcext:value-type="float">
            <text:p>0.608913596242366</text:p>
          </table:table-cell>
          <table:table-cell table:formula="of:=AVERAGE([.D1:.D7])" office:value-type="float" office:value="0.640812178375098" calcext:value-type="float">
            <text:p>0.640812178375098</text:p>
          </table:table-cell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643608898300893" calcext:value-type="float">
            <text:p>0.643608898300893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66341629156073" calcext:value-type="float">
            <text:p>0.666341629156073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678248141569041" calcext:value-type="float">
            <text:p>0.678248141569041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594027779739729" calcext:value-type="float">
            <text:p>0.594027779739729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668031719890232" calcext:value-type="float">
            <text:p>0.668031719890232</text:p>
          </table:table-cell>
          <table:table-cell/>
        </table:table-row>
        <table:table-row table:style-name="ro1">
          <table:table-cell office:value-type="string" calcext:value-type="string">
            <text:p>16k_512fft_no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626513483727351" calcext:value-type="float">
            <text:p>0.62651348372735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602852017590311" calcext:value-type="float">
            <text:p>0.602852017590311</text:p>
          </table:table-cell>
          <table:table-cell table:formula="of:=AVERAGE([.D9:.D15])" office:value-type="float" office:value="0.577502119184874" calcext:value-type="float">
            <text:p>0.577502119184874</text:p>
          </table:table-cell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594153306562931" calcext:value-type="float">
            <text:p>0.594153306562931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4152629532223" calcext:value-type="float">
            <text:p>0.64152629532223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572456333737368" calcext:value-type="float">
            <text:p>0.572456333737368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566566362947464" calcext:value-type="float">
            <text:p>0.566566362947464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489359838723703" calcext:value-type="float">
            <text:p>0.489359838723703</text:p>
          </table:table-cell>
          <table:table-cell/>
        </table:table-row>
        <table:table-row table:style-name="ro1">
          <table:table-cell office:value-type="string" calcext:value-type="string">
            <text:p>16k_512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575600679410109" calcext:value-type="float">
            <text:p>0.57560067941010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770944880627341" calcext:value-type="float">
            <text:p>0.770944880627341</text:p>
          </table:table-cell>
          <table:table-cell table:formula="of:=AVERAGE([.D17:.D23])" office:value-type="float" office:value="0.732524753273263" calcext:value-type="float">
            <text:p>0.732524753273263</text:p>
          </table:table-cell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696833922790641" calcext:value-type="float">
            <text:p>0.696833922790641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63139010415252" calcext:value-type="float">
            <text:p>0.663139010415252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728788405614947" calcext:value-type="float">
            <text:p>0.728788405614947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738261989651083" calcext:value-type="float">
            <text:p>0.738261989651083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761195720363198" calcext:value-type="float">
            <text:p>0.761195720363198</text:p>
          </table:table-cell>
          <table:table-cell/>
        </table:table-row>
        <table:table-row table:style-name="ro1">
          <table:table-cell office:value-type="string" calcext:value-type="string">
            <text:p>32k_1024fft_padding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768509343450378" calcext:value-type="float">
            <text:p>0.768509343450378</text:p>
          </table:table-cell>
          <table:table-cell/>
        </table:table-row>
      </table:table>
      <table:named-expressions/>
      <table:database-ranges>
        <table:database-range table:name="__Anonymous_Sheet_DB__0" table:target-range-address="3_layer.A1:3_layer.F7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2_layer.A1:2_layer.F4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1_layer.A17:1_layer.D2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3:19:35.200462204</meta:creation-date>
    <dc:date>2018-12-13T13:37:43.502532069</dc:date>
    <meta:editing-duration>PT18M8S</meta:editing-duration>
    <meta:editing-cycles>2</meta:editing-cycles>
    <meta:generator>LibreOffice/6.1.3.2$Linux_X86_64 LibreOffice_project/10$Build-2</meta:generator>
    <meta:document-statistic meta:table-count="3" meta:cell-count="604" meta:object-count="0"/>
  </office:meta>
</office:document-meta>
</file>